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17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2.2327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office:value-type="string" calcext:value-type="string">
            <text:p>applica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art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single axis</text:p>
          </table:table-cell>
          <table:table-cell office:value-type="string" calcext:value-type="string">
            <text:p>dual axis</text:p>
          </table:table-cell>
          <table:table-cell office:value-type="string" calcext:value-type="string">
            <text:p>b52</text:p>
          </table:table-cell>
        </table:table-row>
        <table:table-row table:style-name="ro1">
          <table:table-cell office:value-type="string" calcext:value-type="string">
            <text:p>DC motor 1 h-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h 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 SS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 SS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 voltag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nomet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y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y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stop inp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 Pressur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 Flow R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AC voltage detect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AC current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AC frequency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 control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 control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idity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rp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58:33.93911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33:57.505921600</meta:creation-date>
    <dc:date>2016-01-11T09:00:27.711960582</dc:date>
    <meta:editing-duration>P1DT10H26M23S</meta:editing-duration>
    <meta:editing-cycles>25</meta:editing-cycles>
    <meta:generator>LibreOffice/4.2.8.2$Linux_x86 LibreOffice_project/420m0$Build-2</meta:generator>
    <meta:document-statistic meta:table-count="1" meta:cell-count="221" meta:object-count="0"/>
  </office:meta>
</office:document-meta>
</file>